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5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87.5" calcext:value-type="float">
            <text:p>87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92.5" calcext:value-type="float">
            <text:p>92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 style:data-style-name="N2" text:time-value="21:29:05.5954993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07T21:29:49.072985050</dc:date>
    <meta:editing-duration>PT5H39M55S</meta:editing-duration>
    <meta:editing-cycles>43</meta:editing-cycles>
    <meta:generator>LibreOffice/6.0.7.3$Linux_X86_64 LibreOffice_project/00m0$Build-3</meta:generator>
    <meta:document-statistic meta:table-count="1" meta:cell-count="75" meta:object-count="0"/>
  </office:meta>
</office:document-meta>
</file>